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69in" table:align="left"/>
    </style:style>
    <style:style style:name="Table1.A" style:family="table-column">
      <style:table-column-properties style:column-width="1.259in"/>
    </style:style>
    <style:style style:name="Table1.B" style:family="table-column">
      <style:table-column-properties style:column-width="1.0674in"/>
    </style:style>
    <style:style style:name="Table1.C" style:family="table-column">
      <style:table-column-properties style:column-width="1.3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75in" table:align="margins"/>
    </style:style>
    <style:style style:name="Table2.A" style:family="table-column">
      <style:table-column-properties style:column-width="0.2778in" style:rel-column-width="2568*"/>
    </style:style>
    <style:style style:name="Table2.B" style:family="table-column">
      <style:table-column-properties style:column-width="3.9708in" style:rel-column-width="36716*"/>
    </style:style>
    <style:style style:name="Table2.C" style:family="table-column">
      <style:table-column-properties style:column-width="1.8542in" style:rel-column-width="17144*"/>
    </style:style>
    <style:style style:name="Table2.D" style:family="table-column">
      <style:table-column-properties style:column-width="0.9847in" style:rel-column-width="9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language="ru" fo:country="RU" officeooo:rsid="0018194c" officeooo:paragraph-rsid="0018194c" style:font-size-asian="10.5pt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5118in" style:auto-text-indent="false"/>
      <style:text-properties style:font-name="Times New Roman" fo:language="ru" fo:country="RU" style:text-underline-style="none" officeooo:rsid="0018194c" officeooo:paragraph-rsid="0018194c" style:font-size-asian="10.5pt"/>
    </style:style>
    <style:style style:name="P3" style:family="paragraph" style:parent-style-name="Standard">
      <style:paragraph-properties fo:margin-left="0in" fo:margin-right="0in" fo:line-height="150%" fo:text-align="end" style:justify-single-word="false" fo:text-indent="0.5118in" style:auto-text-indent="false"/>
      <style:text-properties style:font-name="Times New Roman" fo:language="ru" fo:country="RU" style:text-underline-style="none" officeooo:rsid="0018194c" officeooo:paragraph-rsid="0018194c" style:font-size-asian="10.5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language="ru" fo:country="RU" style:text-underline-style="none" officeooo:rsid="0018194c" officeooo:paragraph-rsid="0018194c" style:font-size-asian="10.5pt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0.5118in" style:auto-text-indent="false"/>
      <style:text-properties style:font-name="Times New Roman" fo:language="ru" fo:country="RU" style:text-underline-style="none" officeooo:rsid="0018194c" officeooo:paragraph-rsid="0018194c" style:font-size-asian="10.5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5118in" style:auto-text-indent="false"/>
      <style:text-properties style:font-name="Times New Roman" fo:language="ru" fo:country="RU" style:text-underline-style="none" officeooo:rsid="0019e26c" officeooo:paragraph-rsid="0019e26c" style:font-size-asian="10.5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5118in" style:auto-text-indent="false"/>
      <style:text-properties style:font-name="Times New Roman" fo:language="ru" fo:country="RU" style:text-underline-style="none" officeooo:rsid="001b6416" officeooo:paragraph-rsid="001b6416" style:font-size-asian="10.5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5118in" style:auto-text-indent="false"/>
      <style:text-properties style:font-name="Times New Roman" fo:language="ru" fo:country="RU" style:text-underline-style="none" officeooo:rsid="001c38b7" officeooo:paragraph-rsid="001c38b7" style:font-size-asian="10.5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language="ru" fo:country="RU" style:text-underline-style="none" officeooo:rsid="001c38b7" officeooo:paragraph-rsid="001c38b7" style:font-size-asian="10.5pt"/>
    </style:style>
    <style:style style:name="P10" style:family="paragraph" style:parent-style-name="Standard">
      <style:paragraph-properties fo:margin-left="0in" fo:margin-right="0in" fo:line-height="150%" fo:text-align="end" style:justify-single-word="false" fo:text-indent="0.5118in" style:auto-text-indent="false"/>
      <style:text-properties style:font-name="Times New Roman" fo:language="ru" fo:country="RU" style:text-underline-style="none" officeooo:rsid="001cd15c" officeooo:paragraph-rsid="001cd15c" style:font-size-asian="10.5pt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.5118in" style:auto-text-indent="false"/>
      <style:text-properties style:font-name="Times New Roman" fo:language="ru" fo:country="RU" style:text-underline-style="none" officeooo:rsid="001cd15c" officeooo:paragraph-rsid="001cd15c" style:font-size-asian="10.5pt"/>
    </style:style>
    <style:style style:name="P12" style:family="paragraph" style:parent-style-name="Standard">
      <style:paragraph-properties fo:margin-left="0in" fo:margin-right="0in" fo:line-height="150%" fo:text-align="end" style:justify-single-word="false" fo:text-indent="0.5118in" style:auto-text-indent="false"/>
      <style:text-properties style:font-name="Times New Roman" fo:language="ru" fo:country="RU" style:text-underline-style="none" fo:font-weight="bold" officeooo:rsid="0018194c" officeooo:paragraph-rsid="0018194c" style:font-size-asian="10.5pt" style:font-weight-asian="bold" style:font-weight-complex="bold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language="ru" fo:country="RU" style:text-underline-style="none" fo:font-weight="bold" officeooo:rsid="0018194c" officeooo:paragraph-rsid="0018194c" style:font-size-asian="10.5pt" style:font-weight-asian="bold" style:font-weight-complex="bold"/>
    </style:style>
    <style:style style:name="P14" style:family="paragraph" style:parent-style-name="Standard">
      <style:paragraph-properties fo:margin-left="0in" fo:margin-right="0in" fo:line-height="150%" fo:text-align="end" style:justify-single-word="false" fo:text-indent="0.5118in" style:auto-text-indent="false"/>
      <style:text-properties style:font-name="Times New Roman" fo:language="ru" fo:country="RU" style:text-underline-style="solid" style:text-underline-width="auto" style:text-underline-color="font-color" officeooo:rsid="0018194c" officeooo:paragraph-rsid="0018194c" style:font-size-asian="10.5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5118in" style:auto-text-indent="false"/>
      <style:text-properties style:font-name="Times New Roman" fo:language="ru" fo:country="RU" style:text-underline-style="solid" style:text-underline-width="auto" style:text-underline-color="font-color" officeooo:rsid="0019e26c" officeooo:paragraph-rsid="0019e26c" style:font-size-asian="10.5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5118in" style:auto-text-indent="false"/>
      <style:text-properties style:font-name="Times New Roman" fo:language="ru" fo:country="RU" style:text-underline-style="solid" style:text-underline-width="auto" style:text-underline-color="font-color" officeooo:rsid="001b6416" officeooo:paragraph-rsid="001b6416" style:font-size-asian="10.5pt"/>
    </style:style>
    <style:style style:name="P17" style:family="paragraph" style:parent-style-name="Standard" style:master-page-name="">
      <style:paragraph-properties fo:margin-left="0in" fo:margin-right="0in" fo:line-height="150%" fo:text-align="center" style:justify-single-word="false" fo:text-indent="0.5118in" style:auto-text-indent="false" style:page-number="auto"/>
      <style:text-properties style:font-name="Times New Roman" fo:language="ru" fo:country="RU" fo:font-weight="bold" officeooo:rsid="0018194c" officeooo:paragraph-rsid="0018194c" style:font-size-asian="10.5pt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language="ru" fo:country="RU" officeooo:rsid="001cd15c" officeooo:paragraph-rsid="001cd15c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language="ru" fo:country="RU" officeooo:rsid="001cd15c" officeooo:paragraph-rsid="001cd15c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language="ru" fo:country="RU" officeooo:rsid="001c38b7" officeooo:paragraph-rsid="001c38b7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language="ru" fo:country="RU" officeooo:rsid="001c38b7" officeooo:paragraph-rsid="001c38b7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language="ru" fo:country="RU" style:font-size-asian="10.5pt"/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language="ru" fo:country="RU" style:text-underline-style="none" fo:font-weight="bold" officeooo:rsid="001c38b7" officeooo:paragraph-rsid="001c38b7" style:font-size-asian="10.5pt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e26c"/>
    </style:style>
    <style:style style:name="T3" style:family="text">
      <style:text-properties officeooo:rsid="001e6725"/>
    </style:style>
    <style:style style:name="T4" style:family="text">
      <style:text-properties officeooo:rsid="001f01b4"/>
    </style:style>
    <style:style style:name="T5" style:family="text">
      <style:text-properties officeooo:rsid="002108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СЕВАСТОПОЛЬСКИЙ ГОСУДАРСТВЕННЫЙ УНИВЕРСИТЕТ</text:p>
      <text:p text:style-name="P1">Институт <text:span text:style-name="T1">информационных технологий и управления в технических системах</text:span></text:p>
      <text:p text:style-name="P1">Кафедра <text:span text:style-name="T1">информационных технологий и компьютерных систем</text:span></text:p>
      <text:p text:style-name="P1">Направление подготовки <text:span text:style-name="T1">09.03.01 – информатика и вычислительная техника</text:span></text:p>
      <text:p text:style-name="P12">У Т В Е Р Ж Д А Ю:</text:p>
      <text:p text:style-name="P3">Зав. кафедрой <text:span text:style-name="T1">ИтиКС</text:span></text:p>
      <text:p text:style-name="P14"><text:s text:c="5"/>А.А. Брюховецкий</text:p>
      <text:p text:style-name="P3">«<text:span text:style-name="T1"> <text:s text:c="4"/></text:span>» <text:span text:style-name="T1"><text:s text:c="16"/></text:span><text:s/>2015г.</text:p>
      <text:p text:style-name="P13">З А Д А Н И Е</text:p>
      <text:p text:style-name="P5">на <text:span text:style-name="T1"><text:s/><text:tab/><text:tab/><text:tab/><text:tab/><text:tab/>выпускную работу бакалавра <text:tab/><text:tab/><text:tab/></text:span></text:p>
      <text:p text:style-name="P4">(дипломный проект (работу), выпускную работу бакалавра, магистра)</text:p>
      <text:p text:style-name="P5">студенту <text:span text:style-name="T1"><text:s/><text:tab/><text:tab/>гр. ВТб-41д Умерову Амету Ремзиевичу<text:tab/><text:tab/><text:tab/><text:tab/> </text:span></text:p>
      <text:p text:style-name="P4">(<text:span text:style-name="T5">ф</text:span>амилия, имя отчество)</text:p>
      <text:p text:style-name="P2">1а. Тема проекта (работы) <text:span text:style-name="T1">Разработка виртуа</text:span><text:span text:style-name="T2">льной инфраструктуры для реализации облачных услуг </text:span></text:p>
      <text:p text:style-name="P6">утверждена приказом по вузу от «<text:span text:style-name="T1"> <text:s text:c="5"/></text:span>» <text:span text:style-name="T1"><text:s text:c="15"/></text:span><text:s text:c="2"/>2015 г. № <text:span text:style-name="T1"><text:s text:c="15"/></text:span><text:s/></text:p>
      <text:p text:style-name="P6">1б. Руководитель проекта (работы) <text:span text:style-name="T1">доцент Мащенко Е.Н.</text:span></text:p>
      <text:p text:style-name="P6">2. Срок сдачи студентом законченного проекта (работы) <text:span text:style-name="T1"><text:s/><text:tab/><text:tab/>2015 г.</text:span></text:p>
      <text:p text:style-name="P6">3а. Исходные данные к проекту (работе)</text:p>
      <text:p text:style-name="P15">Заданы: параметры клиентских контейнеров, параметры администрирования виртуальной инфраструктуры, параметры системы мониторинга и резервного копирования, перечень оказываемых облачных услуг; критерии качества обслуживания клиентов. Технология виртуализации: OpenVZ. Критерии эффективности виртуальной инфраструктуры по производительности и надежности определены в соглашении об уровне обслуживания облачного провайдера. </text:p>
      <text:p text:style-name="P6">3б. Задание на проект (работу) <text:span text:style-name="T1">Конечная цель проектирования – создание виртуальной инфраструктуры для реализации облачных услуг.</text:span></text:p>
      <text:p text:style-name="P6"><text:s text:c="2"/><text:span text:style-name="T1">В ходе проектирования необходимо: 1) провести аналитический обзор современных методов и технологий серверной виртуализации; 2) на основе проведенного обзора выбрать методы и технологии для реализации виртуальной инфраструктуры; 3) провести системный анализ виртуальной инфраструктуры с целью обеспечения достаточного уровня качества обслуживания клиентов; 4) создать виртуальную инфраструктуру для реализации облачных услуг; 5) организовать мониторинг и создать систему резервного копирования контейнеров клиентов на базе свободного программного обеспечения; 6) провести тестирование и внедрение разработанной виртуальной инфраструктуры для реализации облачных услуг.</text:span></text:p>
      <text:p text:style-name="P16">В разделе охраны труда <text:span text:style-name="T4">необходимо провести анализ условий труда в рабочем помещении</text:span>.</text:p>
      <text:p text:style-name="P16"><text:soft-page-break/>В разделе безопасность в чрезвычайных ситуациях <text:span text:style-name="T4">провести анализ действий при возникновении ЧС.</text:span></text:p>
      <text:p text:style-name="P7">4. Содержание расчетно-пояснительной записки <text:span text:style-name="T1">Введение. 1. Постановка задачи. 2. Обзор современных методов и технологий серверной виртуализации. 3. Системный анализ виртуальной инфраструктуры 4. Описание виртуальной инфраструктуры. 5. Руководство администратора. 6. Руководство пользователя 7. Результаты тестирования. 8. Охрана труда. 9. Безопасность в ЧС. Заключение. Библиографический список. Приложения.</text:span></text:p>
      <text:p text:style-name="P7">5. Перечень графического материала (с точным указанием обязательных чертежей)</text:p>
      <text:p text:style-name="P16">1. Постановка задачи (1 плакат)</text:p>
      <text:p text:style-name="P16">2. Схемы алгоритмов функционирования виртуальной инфраструктуры (2 листа)</text:p>
      <text:p text:style-name="P16">3. Результаты тестирования виртуальной инфраструктуры (1 плакат)</text:p>
      <text:p text:style-name="P7">6. Дата выдачи задания <text:span text:style-name="T1"><text:s/><text:tab/><text:tab/><text:tab/>2015г.</text:span></text:p>
      <text:p text:style-name="P8">7. Консультанты по проекту (работе), с указанием относящихся к ним разделов проекта (работы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table:number-rows-spanned="2" office:value-type="string">
            <text:p text:style-name="P20">Раздел</text:p>
          </table:table-cell>
          <table:table-cell table:style-name="Table1.A1" table:number-rows-spanned="2" office:value-type="string">
            <text:p text:style-name="P20">Консультант</text:p>
          </table:table-cell>
          <table:table-cell table:style-name="Table1.C1" table:number-columns-spanned="2" office:value-type="string">
            <text:p text:style-name="P20">Подпись, дата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20">Задание выдал</text:p>
          </table:table-cell>
          <table:table-cell table:style-name="Table1.D2" office:value-type="string">
            <text:p text:style-name="P20">Задание принял</text:p>
          </table:table-cell>
        </table:table-row>
        <table:table-row>
          <table:table-cell table:style-name="Table1.C2" office:value-type="string">
            <text:p text:style-name="P21">ОТ</text:p>
          </table:table-cell>
          <table:table-cell table:style-name="Table1.C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C2" office:value-type="string">
            <text:p text:style-name="P21">БСЧ</text:p>
          </table:table-cell>
          <table:table-cell table:style-name="Table1.C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C2" office:value-type="string">
            <text:p text:style-name="P21">Нормоконтроль</text:p>
          </table:table-cell>
          <table:table-cell table:style-name="Table1.C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C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</table:table>
      <text:p text:style-name="P9"/>
      <text:p text:style-name="P23">КАЛЕНДАРНЫЙ ПЛАН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№ пп</text:p>
          </table:table-cell>
          <table:table-cell table:style-name="Table2.A1" office:value-type="string">
            <text:p text:style-name="P19">Наименование этапов выполнения дипломного проекта (работы)</text:p>
          </table:table-cell>
          <table:table-cell table:style-name="Table2.A1" office:value-type="string">
            <text:p text:style-name="P19">Срок выполнения этапов проекта (работы)</text:p>
          </table:table-cell>
          <table:table-cell table:style-name="Table2.D1" office:value-type="string">
            <text:p text:style-name="P19">Примечания</text:p>
          </table:table-cell>
        </table:table-row>
        <table:table-row>
          <table:table-cell table:style-name="Table2.A2" office:value-type="string">
            <text:p text:style-name="P18">1.</text:p>
          </table:table-cell>
          <table:table-cell table:style-name="Table2.A2" office:value-type="string">
            <text:p text:style-name="P18">Анализ постановки задачи, системный анализ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8">2.</text:p>
          </table:table-cell>
          <table:table-cell table:style-name="Table2.A2" office:value-type="string">
            <text:p text:style-name="P18">Разработка алгоритмов функционирования системы и основных подсистем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8">3.</text:p>
          </table:table-cell>
          <table:table-cell table:style-name="Table2.A2" office:value-type="string">
            <text:p text:style-name="P18">Разработка виртуальной инфраструктуры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8">4.</text:p>
          </table:table-cell>
          <table:table-cell table:style-name="Table2.A2" office:value-type="string">
            <text:p text:style-name="P18">Испытание виртуальной инфраструктуры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8">5.</text:p>
          </table:table-cell>
          <table:table-cell table:style-name="Table2.A2" office:value-type="string">
            <text:p text:style-name="P18">Оформление пояснительной записки и чертежей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8">6.</text:p>
          </table:table-cell>
          <table:table-cell table:style-name="Table2.A2" office:value-type="string">
            <text:p text:style-name="P18">Пред<text:span text:style-name="T3">с</text:span>тавление работы на кафедру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8">7.</text:p>
          </table:table-cell>
          <table:table-cell table:style-name="Table2.A2" office:value-type="string">
            <text:p text:style-name="P18">Защита работы в ГЭК</text:p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</table:table>
      <text:p text:style-name="P8"/>
      <text:p text:style-name="P11">Студент <text:span text:style-name="T1"><text:s/><text:tab/><text:tab/><text:tab/><text:tab/><text:tab/><text:tab/><text:tab/><text:tab/><text:tab/> </text:span></text:p>
      <text:p text:style-name="P10">(подпись)<text:tab/><text:tab/><text:tab/><text:tab/></text:p>
      <text:p text:style-name="P11">Руководитель проекта, работы <text:span text:style-name="T1"><text:s/><text:tab/><text:tab/><text:tab/><text:tab/><text:tab/><text:tab/> </text:span></text:p>
      <text:p text:style-name="P10">(подпись)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008in" fo:margin-right="0.3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t Umerov</meta:initial-creator>
    <meta:creation-date>2015-03-18T01:07:07.389732192</meta:creation-date>
    <dc:date>2015-03-18T06:10:03.922112873</dc:date>
    <dc:creator>Amet Umerov</dc:creator>
    <meta:editing-duration>PT25M54S</meta:editing-duration>
    <meta:editing-cycles>9</meta:editing-cycles>
    <meta:generator>LibreOffice/4.2.7.2$Linux_X86_64 LibreOffice_project/420m0$Build-2</meta:generator>
    <meta:document-statistic meta:table-count="2" meta:image-count="0" meta:object-count="0" meta:page-count="2" meta:paragraph-count="61" meta:word-count="430" meta:character-count="3596" meta:non-whitespace-character-count="3102"/>
  </office:meta>
</office:document-meta>
</file>